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Mukti Narrow" fo:font-size="18pt" officeooo:rsid="001c39c0" officeooo:paragraph-rsid="001c39c0" style:font-size-asian="15.75pt" style:font-size-complex="18pt"/>
    </style:style>
    <style:style style:name="P2" style:family="paragraph" style:parent-style-name="Standard">
      <style:paragraph-properties fo:text-align="start" style:justify-single-word="false"/>
      <style:text-properties style:font-name="Mukti Narrow" fo:font-size="12pt" officeooo:rsid="001c39c0" officeooo:paragraph-rsid="001c39c0" style:font-size-asian="10.5pt" style:font-size-complex="12pt"/>
    </style:style>
    <style:style style:name="P3" style:family="paragraph" style:parent-style-name="Standard">
      <style:paragraph-properties fo:text-align="start" style:justify-single-word="false"/>
      <style:text-properties style:font-name="Mukti Narrow" fo:font-size="12pt" officeooo:rsid="001f16ae" officeooo:paragraph-rsid="001f16ae" style:font-size-asian="10.5pt" style:font-size-complex="12pt"/>
    </style:style>
    <style:style style:name="P4" style:family="paragraph" style:parent-style-name="Standard">
      <style:paragraph-properties fo:text-align="start" style:justify-single-word="false"/>
      <style:text-properties style:font-name="Mukti Narrow" fo:font-size="12pt" officeooo:rsid="00232a53" officeooo:paragraph-rsid="00232a53" style:font-size-asian="10.5pt" style:font-size-complex="12pt"/>
    </style:style>
    <style:style style:name="P5" style:family="paragraph" style:parent-style-name="Standard">
      <style:paragraph-properties fo:text-align="start" style:justify-single-word="false"/>
      <style:text-properties style:font-name="Mukti Narrow" fo:font-size="12pt" officeooo:rsid="0024d42e" officeooo:paragraph-rsid="0024d42e" style:font-size-asian="10.5pt" style:font-size-complex="12pt"/>
    </style:style>
    <style:style style:name="P6" style:family="paragraph" style:parent-style-name="Standard">
      <style:paragraph-properties fo:text-align="start" style:justify-single-word="false"/>
      <style:text-properties style:font-name="Mukti Narrow" fo:font-size="12pt" officeooo:rsid="0027ca8d" officeooo:paragraph-rsid="0027ca8d" style:font-size-asian="10.5pt" style:font-size-complex="12pt"/>
    </style:style>
    <style:style style:name="P7" style:family="paragraph" style:parent-style-name="Standard">
      <style:paragraph-properties fo:text-align="start" style:justify-single-word="false"/>
      <style:text-properties style:font-name="Mukti Narrow" fo:font-size="12pt" officeooo:rsid="002a4f0c" officeooo:paragraph-rsid="002a4f0c" style:font-size-asian="10.5pt" style:font-size-complex="12pt"/>
    </style:style>
    <style:style style:name="P8" style:family="paragraph" style:parent-style-name="Standard">
      <style:paragraph-properties fo:text-align="center" style:justify-single-word="false"/>
      <style:text-properties style:font-name="Mukti Narrow" fo:font-size="20pt" officeooo:rsid="001c39c0" officeooo:paragraph-rsid="001c39c0" style:font-size-asian="17.5pt" style:font-size-complex="20pt"/>
    </style:style>
    <style:style style:name="P9" style:family="paragraph" style:parent-style-name="Standard">
      <style:paragraph-properties fo:text-align="center" style:justify-single-word="false"/>
      <style:text-properties style:font-name="Mukti Narrow" fo:font-size="32pt" officeooo:rsid="001c39c0" officeooo:paragraph-rsid="001c39c0" style:font-size-asian="32pt" style:font-size-complex="32pt"/>
    </style:style>
    <style:style style:name="P10" style:family="paragraph" style:parent-style-name="Standard">
      <style:paragraph-properties fo:text-align="start" style:justify-single-word="false"/>
      <style:text-properties style:font-name="Mukti Narrow" fo:font-size="15pt" officeooo:rsid="002a4f0c" officeooo:paragraph-rsid="002a4f0c" style:font-size-asian="13.1000003814697pt" style:font-size-complex="15pt"/>
    </style:style>
    <style:style style:name="P11" style:family="paragraph" style:parent-style-name="Standard" style:list-style-name="L1">
      <style:paragraph-properties fo:text-align="start" style:justify-single-word="false"/>
      <style:text-properties style:font-name="Mukti Narrow" fo:font-size="12pt" officeooo:rsid="001c39c0" officeooo:paragraph-rsid="001c39c0" style:font-size-asian="10.5pt" style:font-size-complex="12pt"/>
    </style:style>
    <style:style style:name="P12" style:family="paragraph" style:parent-style-name="Standard" style:list-style-name="L2">
      <style:paragraph-properties fo:text-align="start" style:justify-single-word="false"/>
      <style:text-properties style:font-name="Mukti Narrow" fo:font-size="12pt" officeooo:rsid="001f16ae" officeooo:paragraph-rsid="00206d56" style:font-size-asian="10.5pt" style:font-size-complex="12pt"/>
    </style:style>
    <style:style style:name="P13" style:family="paragraph" style:parent-style-name="Standard" style:list-style-name="L2">
      <style:paragraph-properties fo:text-align="start" style:justify-single-word="false"/>
      <style:text-properties style:font-name="Mukti Narrow" fo:font-size="12pt" officeooo:rsid="001f16ae" officeooo:paragraph-rsid="001f16ae" style:font-size-asian="10.5pt" style:font-size-complex="12pt"/>
    </style:style>
    <style:style style:name="P14" style:family="paragraph" style:parent-style-name="Standard" style:list-style-name="L3">
      <style:paragraph-properties fo:text-align="start" style:justify-single-word="false"/>
      <style:text-properties style:font-name="Mukti Narrow" fo:font-size="12pt" officeooo:rsid="00204228" officeooo:paragraph-rsid="00204228" style:font-size-asian="10.5pt" style:font-size-complex="12pt"/>
    </style:style>
    <style:style style:name="P15" style:family="paragraph" style:parent-style-name="Standard" style:list-style-name="L3">
      <style:paragraph-properties fo:text-align="start" style:justify-single-word="false"/>
      <style:text-properties style:font-name="Mukti Narrow" fo:font-size="12pt" officeooo:rsid="00218b10" officeooo:paragraph-rsid="00218b10" style:font-size-asian="10.5pt" style:font-size-complex="12pt"/>
    </style:style>
    <style:style style:name="P16" style:family="paragraph" style:parent-style-name="Standard" style:list-style-name="L3">
      <style:paragraph-properties fo:text-align="start" style:justify-single-word="false"/>
      <style:text-properties style:font-name="Mukti Narrow" fo:font-size="12pt" officeooo:rsid="00232a53" officeooo:paragraph-rsid="00232a53" style:font-size-asian="10.5pt" style:font-size-complex="12pt"/>
    </style:style>
    <style:style style:name="P17" style:family="paragraph" style:parent-style-name="Standard" style:list-style-name="L4">
      <style:paragraph-properties fo:text-align="start" style:justify-single-word="false"/>
      <style:text-properties style:font-name="Mukti Narrow" fo:font-size="12pt" officeooo:rsid="0027ca8d" officeooo:paragraph-rsid="0027ca8d" style:font-size-asian="10.5pt" style:font-size-complex="12pt"/>
    </style:style>
    <style:style style:name="P18" style:family="paragraph" style:parent-style-name="Standard" style:list-style-name="L5">
      <style:paragraph-properties fo:text-align="start" style:justify-single-word="false"/>
      <style:text-properties style:font-name="Mukti Narrow" fo:font-size="12pt" officeooo:rsid="0027ca8d" officeooo:paragraph-rsid="0027ca8d" style:font-size-asian="10.5pt" style:font-size-complex="12pt"/>
    </style:style>
    <style:style style:name="P19" style:family="paragraph" style:parent-style-name="Standard" style:list-style-name="L5">
      <style:paragraph-properties fo:text-align="start" style:justify-single-word="false"/>
      <style:text-properties style:font-name="Mukti Narrow" fo:font-size="12pt" officeooo:rsid="0028cfc1" officeooo:paragraph-rsid="0028cfc1" style:font-size-asian="10.5pt" style:font-size-complex="12pt"/>
    </style:style>
    <style:style style:name="P20" style:family="paragraph" style:parent-style-name="Standard" style:list-style-name="L3">
      <style:paragraph-properties fo:text-align="start" style:justify-single-word="false"/>
      <style:text-properties style:font-name="Mukti Narrow" fo:font-size="12pt" fo:font-weight="bold" officeooo:rsid="001f16ae" officeooo:paragraph-rsid="001f16ae" style:font-size-asian="10.5pt" style:font-weight-asian="bold" style:font-size-complex="12pt" style:font-weight-complex="bold"/>
    </style:style>
    <style:style style:name="P21" style:family="paragraph" style:parent-style-name="Standard" style:list-style-name="L3">
      <style:paragraph-properties fo:text-align="start" style:justify-single-word="false"/>
      <style:text-properties style:font-name="Mukti Narrow" fo:font-size="12pt" fo:font-weight="bold" officeooo:rsid="00204228" officeooo:paragraph-rsid="00204228" style:font-size-asian="10.5pt" style:font-weight-asian="bold" style:font-size-complex="12pt" style:font-weight-complex="bold"/>
    </style:style>
    <style:style style:name="P22" style:family="paragraph" style:parent-style-name="Standard" style:list-style-name="L3">
      <style:paragraph-properties fo:text-align="start" style:justify-single-word="false"/>
      <style:text-properties style:font-name="Mukti Narrow" fo:font-size="12pt" fo:font-weight="bold" officeooo:rsid="00218b10" officeooo:paragraph-rsid="00218b10" style:font-size-asian="10.5pt" style:font-weight-asian="bold" style:font-size-complex="12pt" style:font-weight-complex="bold"/>
    </style:style>
    <style:style style:name="P23" style:family="paragraph" style:parent-style-name="Standard" style:list-style-name="L3">
      <style:paragraph-properties fo:text-align="start" style:justify-single-word="false"/>
      <style:text-properties style:font-name="Mukti Narrow" fo:font-size="12pt" fo:font-weight="bold" officeooo:rsid="00232a53" officeooo:paragraph-rsid="00232a53" style:font-size-asian="10.5pt" style:font-weight-asian="bold" style:font-size-complex="12pt" style:font-weight-complex="bold"/>
    </style:style>
    <style:style style:name="P24" style:family="paragraph" style:parent-style-name="Standard" style:list-style-name="L4">
      <style:paragraph-properties fo:text-align="start" style:justify-single-word="false"/>
      <style:text-properties style:font-name="Mukti Narrow" fo:font-size="12pt" fo:font-weight="bold" officeooo:rsid="0024d42e" officeooo:paragraph-rsid="0024d42e" style:font-size-asian="10.5pt" style:font-weight-asian="bold" style:font-size-complex="12pt" style:font-weight-complex="bold"/>
    </style:style>
    <style:style style:name="P25" style:family="paragraph" style:parent-style-name="Standard" style:list-style-name="L4">
      <style:paragraph-properties fo:text-align="start" style:justify-single-word="false"/>
      <style:text-properties style:font-name="Mukti Narrow" fo:font-size="12pt" fo:font-weight="bold" officeooo:rsid="0027ca8d" officeooo:paragraph-rsid="0027ca8d"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Mukti Narrow" fo:font-size="15pt" fo:font-weight="bold" officeooo:rsid="001f16ae" officeooo:paragraph-rsid="001f16ae"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style:font-name="Mukti Narrow" fo:font-size="15pt" fo:font-weight="bold" officeooo:rsid="0024d42e" officeooo:paragraph-rsid="0024d42e"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style:font-name="Mukti Narrow" fo:font-size="15pt" fo:font-weight="bold" officeooo:rsid="002a4f0c" officeooo:paragraph-rsid="002a4f0c"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style:font-name="Mukti Narrow" fo:font-size="15pt" fo:font-weight="bold" officeooo:rsid="00232a53" officeooo:paragraph-rsid="00232a53" style:font-size-asian="15pt" style:font-weight-asian="bold" style:font-size-complex="15pt" style:font-weight-complex="bold"/>
    </style:style>
    <style:style style:name="T1" style:family="text">
      <style:text-properties officeooo:rsid="001e9c11"/>
    </style:style>
    <style:style style:name="T2" style:family="text">
      <style:text-properties officeooo:rsid="00204228"/>
    </style:style>
    <style:style style:name="T3" style:family="text">
      <style:text-properties officeooo:rsid="00206d56"/>
    </style:style>
    <style:style style:name="T4" style:family="text">
      <style:text-properties officeooo:rsid="00218b10"/>
    </style:style>
    <style:style style:name="T5" style:family="text">
      <style:text-properties officeooo:rsid="00232a53"/>
    </style:style>
    <style:style style:name="T6" style:family="text">
      <style:text-properties officeooo:rsid="0027ca8d"/>
    </style:style>
    <style:style style:name="T7" style:family="text">
      <style:text-properties officeooo:rsid="0028cfc1"/>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DA PREDATORE</text:p>
      <text:p text:style-name="P8">progetto APSD 2018/2019</text:p>
      <text:p text:style-name="P1">made by Simone Mungari 190042</text:p>
      <text:p text:style-name="P1"/>
      <text:p text:style-name="P26">Storia</text:p>
      <text:p text:style-name="P2">Preda Predatore è un <text:span text:style-name="T9">automa cellulare</text:span> creato da due matematici Lotka (1925) e Volterra (1926), esso è basato su un sistema di equazioni non lineari che permettono di descrivere come si evolve un sistema caratterizzato da due specie di organismi: prede e predatori.</text:p>
      <text:p text:style-name="P2"><text:tab/><text:tab/><text:tab/><text:tab/><text:tab/><text:tab/><text:tab/><text:tab/><text:tab/><text:tab/><text:span text:style-name="T1">(Fonte: Wikipedia)</text:span></text:p>
      <text:p text:style-name="P2"/>
      <text:p text:style-name="P26">Introduzione</text:p>
      <text:p text:style-name="P2">Portando questo sistema su un piano discreto possiamo dire che :</text:p>
      <text:list xml:id="list1842487877" text:style-name="L1">
        <text:list-item>
          <text:p text:style-name="P11">Prede e predatori possono muoversi di una cella ogni turno all’interno della griglia;</text:p>
        </text:list-item>
        <text:list-item>
          <text:p text:style-name="P11">Se un predatore non mangia una preda entro un tot di turni, esso morirà;</text:p>
        </text:list-item>
        <text:list-item>
          <text:p text:style-name="P11">Le prede non possono morire, hanno cibo infinito;</text:p>
        </text:list-item>
        <text:list-item>
          <text:p text:style-name="P11">Prede e predatori ogni tot turni si riproducono, cioè creano un organismo uguale a loro in una delle celle adiacenti.</text:p>
        </text:list-item>
      </text:list>
      <text:p text:style-name="P3">Il programma emula il funzionamento di questo sistema portandolo su un piano discreto scandito da “turni” tramite un timer e con il supporto di una matrice contenente gli organismi creati in modo casuale.</text:p>
      <text:p text:style-name="P3">Il programma sfrutta due librerie esterne :</text:p>
      <text:list xml:id="list70181601" text:style-name="L2">
        <text:list-item>
          <text:p text:style-name="P12"><text:span text:style-name="T10">MPI</text:span>, per sfruttare la programmazione concorrente, il programma, infatti, sarà costituito da un numero fisso di <text:span text:style-name="T3">processo</text:span> che viene impostato all’interno di esso per comodità, ogni <text:span text:style-name="T3">processo</text:span> elaborerà una porzione di matrice che successivamente verrà inviata al <text:span text:style-name="T3">processo</text:span> master;</text:p>
        </text:list-item>
        <text:list-item>
          <text:p text:style-name="P13"><text:span text:style-name="T10">ALLEGRO</text:span>, libreria grafica per permettere all’utente finale di avere una visualizzazione pulita di ciò che sta avvenendo all’interno del sistema.</text:p>
        </text:list-item>
      </text:list>
      <text:p text:style-name="P3"/>
      <text:p text:style-name="P26">Inizializzazioni preliminari</text:p>
      <text:p text:style-name="P3">Prima di partire con l’algoritmo vero e proprio, è necessario l’utilizzo di alcune funzioni preliminari per l’inizializzazione e la creazione di funzioni e variabili per il corretto svolgimento dell’algoritmo:</text:p>
      <text:list xml:id="list2577947880" text:style-name="L3">
        <text:list-item>
          <text:p text:style-name="P20"><text:soft-page-break/>Inizializzazioni funzioni/<text:span text:style-name="T2">variabili</text:span> ALLEGRO</text:p>
          <text:p text:style-name="P14">vengono invocate le funzioni al_init e al_init_primitives per l’inizializzazione rispettivamente di ALLEGRO e delle primitive (per la futura stampa) che mette a disposizione la libreria, inoltre vengono dichiarate e inizializzate variabili per la creazione del display (400x400), per il timer e per la gestione degli eventi (l’unico evento sarà quello del timer);</text:p>
        </text:list-item>
        <text:list-item>
          <text:p text:style-name="P21">Inizializzazioni funzioni/variabili MPI</text:p>
          <text:p text:style-name="P14">le funzioni invocate sono MPI_Init <text:span text:style-name="T4">e</text:span> MPI_Comm_rank per l’inizializzazione e la ricezione del proprio id (uno per <text:span text:style-name="T3">processo</text:span>), <text:span text:style-name="T4">la funzione “createDataType” serve per creare un tipo di dato derivato di MPI basato su una struct “Organismo” le quali istanze andranno a comporre la matrice.</text:span></text:p>
          <text:p text:style-name="P15">Organismo è composta da 8 elementi :</text:p>
          <text:list>
            <text:list-header>
              <text:p text:style-name="P15">- Contatore della riproduzione (short int), per tenere traccia di quanti turni sono passati dall’ultima riproduzione;</text:p>
              <text:p text:style-name="P15">- Contatore della morte (short int), per tenere traccia da quanti turni il predatore non mangia (le prede avranno il contatore sempre a 0);</text:p>
              <text:p text:style-name="P15">- Coordinate x e y successive ( due short int), per conoscere la futura posizione dell’organismo in questione;</text:p>
              <text:p text:style-name="P15">- Coordinate x e y della riproduzione successiva (due short int), per conoscere la futura posizione del nuovo organismo;</text:p>
              <text:p text:style-name="P15">- Direzione (short int), potrà avere 3 valori ( 0 → SU, 1 → GIU, 2 → NULLO), essa sarà 2 se la direzione del prossimo movimento averrà sulla stessa matrice e non su una ghost cell.</text:p>
              <text:p text:style-name="P15">- Tipo (char), potrà avere 3 valori ( P → predatore, p → preda, n → vuoto);</text:p>
            </text:list-header>
          </text:list>
        </text:list-item>
        <text:list-item>
          <text:p text:style-name="P22">Inizializzazione e suddivisione della matrice</text:p>
          <text:p text:style-name="P15">Il processo master (0) si occupa dell’inizializzazione della matrice principale (worldInit) tramite l’utilizzo di una funzione “popolaWorld” che tramite l’utilizzo di altre funzioni per la scelta casuale di un numero (srand, rand) deciderà se aggiungere in una determinata posizione della matrice che tipo di organismo tramite probabilità:</text:p>
          <text:p text:style-name="P15">-Prede, probabilità di nascere : 1/10;</text:p>
          <text:p text:style-name="P15">-Predatori, <text:span text:style-name="T5">probabilità di nascere : 1/30 (se non è nato una preda);</text:span></text:p>
          <text:p text:style-name="P15">-<text:span text:style-name="T5">Vuoto, se non nasce niente la cella sarà un organismo Vuoto.</text:span></text:p>
          <text:p text:style-name="P16">La suddivisione della matrice principale sui vari processi avviene tramite l’utilizzo di una funzione MPI: Scatter, tutti i processi avranno egual numero di colonne ma differenti righe, es:</text:p>
          <text:p text:style-name="P16"><text:soft-page-break/>processo 0 → dalla riga 0 alla riga 19;</text:p>
          <text:p text:style-name="P16">processo 1 → dalla riga 20 alla riga 39.</text:p>
        </text:list-item>
        <text:list-item>
          <text:p text:style-name="P23">Ghost cell</text:p>
          <text:p text:style-name="P16">Invio e ricezione da parte di ogni processo delle ghost cell.</text:p>
        </text:list-item>
      </text:list>
      <text:p text:style-name="P4"/>
      <text:p text:style-name="P29">Gestione delle Ghost cell</text:p>
      <text:p text:style-name="P4">Essendo un programma che sfrutta il parallelismo per gestire l’elaborazione di elementi all’interno di una matrice, sussiste il problema della gestione delle righe chiamate “ghost” o “halo”.</text:p>
      <text:p text:style-name="P4">Ogni processo ha la sua sottomatrice ma deve prevedere un possibile spostamento di un suo organismo al di fuori di essa però non avendo le altre matrici come fa ?</text:p>
      <text:p text:style-name="P4">La soluzione sono le ghost cell, ogni processo ne avrà due (eccezione per processo 0 e processo numProcessi-1) e conterranno la prima riga del processo adiacente inferiormente e l’ultima riga del processo adiacente superiormente.</text:p>
      <text:p text:style-name="P4"/>
      <text:p text:style-name="P27">Algoritmo</text:p>
      <text:p text:style-name="P5">Il cuore dell’algoritmo è diviso in due fasi :</text:p>
      <text:list xml:id="list2766766183" text:style-name="L4">
        <text:list-item>
          <text:p text:style-name="P24">Futuri movimenti</text:p>
        </text:list-item>
      </text:list>
      <text:p text:style-name="P5"><text:tab/>In questa <text:s/>fase l’algoritmo cerca per ogni organismo, dando la precedenza ai <text:tab/>predatori poiché potrebbero mangiare una preda e quindi essa non dovrà muoversi, <text:tab/><text:span text:style-name="T6">la prossima cella in cui andare controllando prima le proprie statistiche (morte e <text:tab/>riproduzione).<text:line-break/><text:tab/>Nel caso in cui un organismo voglia muoversi su una ghost cell, viene settata la sua </text:span></text:p>
      <text:p text:style-name="P5"><text:tab/><text:span text:style-name="T6">direzione, se il prossimo movimento sarà nella sottomatrice del processo in atto <text:tab/>allora la sua direzione sarà nulla.</text:span></text:p>
      <text:list xml:id="list104606843775594" text:continue-numbering="true" text:style-name="L4">
        <text:list-item>
          <text:p text:style-name="P25">Movimenti effettivi</text:p>
          <text:p text:style-name="P17">Seconda fase dell’algoritmo divisa in 3 “sottomovimenti” attuati su una matrice di supporto worldComodo <text:span text:style-name="T7">in cui si vanno a concretizzare gli spostamenti individuati nella fase precedente</text:span>:</text:p>
        </text:list-item>
      </text:list>
      <text:list xml:id="list430600612" text:style-name="L5">
        <text:list-item>
          <text:p text:style-name="P18">Movimento ghost cell, si da la precedenza agli organismi che fanno parte di un’altra sottomatrice che vogliono muoversi nella “nostra”, soliti controlli su riproduzione e morte,</text:p>
        </text:list-item>
        <text:list-item>
          <text:p text:style-name="P18">Movimento predatori;</text:p>
        </text:list-item>
        <text:list-item>
          <text:p text:style-name="P19">Movimento prede.</text:p>
        </text:list-item>
      </text:list>
      <text:p text:style-name="P6"/>
      <text:p text:style-name="P28"><text:soft-page-break/>Deallocazioni e conclusione algoritmo</text:p>
      <text:p text:style-name="P7">Il programma finisce con la deallocazione delle variabili e la funzione “MPI_Finalize” di MPI per concludere la parallelizzazione.</text:p>
      <text:p text:style-name="P10"/>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2:50:01.608768399</meta:creation-date>
    <dc:date>2019-06-23T10:46:05.975130658</dc:date>
    <meta:editing-duration>PT2H29M37S</meta:editing-duration>
    <meta:editing-cycles>10</meta:editing-cycles>
    <meta:generator>LibreOffice/6.0.7.3$Linux_X86_64 LibreOffice_project/00m0$Build-3</meta:generator>
    <meta:document-statistic meta:table-count="0" meta:image-count="0" meta:object-count="0" meta:page-count="4" meta:paragraph-count="56" meta:word-count="907" meta:character-count="5810" meta:non-whitespace-character-count="4953"/>
  </office:meta>
</office:document-meta>
</file>